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79955"/>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ext_20_body">
      <style:text-properties officeooo:rsid="001f0111" officeooo:paragraph-rsid="001f0111"/>
    </style:style>
    <style:style style:name="P7" style:family="paragraph" style:parent-style-name="Text_20_body">
      <style:text-properties officeooo:rsid="0022711e" officeooo:paragraph-rsid="0022711e"/>
    </style:style>
    <style:style style:name="P8" style:family="paragraph" style:parent-style-name="Text_20_body">
      <style:text-properties style:font-name="Arial" officeooo:rsid="0022711e" officeooo:paragraph-rsid="0022711e"/>
    </style:style>
    <style:style style:name="P9"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10" style:family="paragraph" style:parent-style-name="Text_20_body">
      <style:text-properties officeooo:paragraph-rsid="0022711e"/>
    </style:style>
    <style:style style:name="P11" style:family="paragraph" style:parent-style-name="Text_20_body">
      <style:text-properties fo:font-weight="bold" officeooo:rsid="00246ecb" officeooo:paragraph-rsid="00246ecb" style:font-weight-asian="bold" style:font-weight-complex="bold"/>
    </style:style>
    <style:style style:name="P12" style:family="paragraph" style:parent-style-name="Text_20_body">
      <style:text-properties fo:font-weight="bold" officeooo:rsid="00260c39" officeooo:paragraph-rsid="00260c39" style:font-weight-asian="bold" style:font-weight-complex="bold"/>
    </style:style>
    <style:style style:name="P13" style:family="paragraph" style:parent-style-name="Text_20_body">
      <style:text-properties fo:font-weight="bold" officeooo:rsid="002617eb" officeooo:paragraph-rsid="002617eb" style:font-weight-asian="bold" style:font-weight-complex="bold"/>
    </style:style>
    <style:style style:name="P14" style:family="paragraph" style:parent-style-name="Table_20_Contents">
      <style:text-properties officeooo:rsid="0018789c" officeooo:paragraph-rsid="0018789c"/>
    </style:style>
    <style:style style:name="P15" style:family="paragraph" style:parent-style-name="Table_20_Contents">
      <style:text-properties officeooo:rsid="0018789c" officeooo:paragraph-rsid="001a788d"/>
    </style:style>
    <style:style style:name="P16" style:family="paragraph" style:parent-style-name="Table_20_Contents">
      <style:text-properties officeooo:rsid="0018789c" officeooo:paragraph-rsid="001e14b5"/>
    </style:style>
    <style:style style:name="P17" style:family="paragraph" style:parent-style-name="Table_20_Contents">
      <style:text-properties officeooo:rsid="00189836" officeooo:paragraph-rsid="00189836"/>
    </style:style>
    <style:style style:name="P18" style:family="paragraph" style:parent-style-name="Table_20_Contents">
      <style:text-properties officeooo:rsid="001a788d" officeooo:paragraph-rsid="001a788d"/>
    </style:style>
    <style:style style:name="P19" style:family="paragraph" style:parent-style-name="Table_20_Contents">
      <style:text-properties officeooo:rsid="001b59f5" officeooo:paragraph-rsid="001b59f5"/>
    </style:style>
    <style:style style:name="P20" style:family="paragraph" style:parent-style-name="Table_20_Contents">
      <style:text-properties officeooo:rsid="0020fc60" officeooo:paragraph-rsid="0020fc60"/>
    </style:style>
    <style:style style:name="P21" style:family="paragraph" style:parent-style-name="Text_20_body" style:list-style-name="L1">
      <style:text-properties officeooo:rsid="00260c39" officeooo:paragraph-rsid="00260c39"/>
    </style:style>
    <style:style style:name="P22" style:family="paragraph" style:parent-style-name="Text_20_body" style:list-style-name="L1">
      <style:text-properties officeooo:rsid="00260c39" officeooo:paragraph-rsid="002617eb"/>
    </style:style>
    <style:style style:name="P23" style:family="paragraph" style:parent-style-name="Text_20_body" style:list-style-name="L2">
      <style:text-properties officeooo:rsid="00260c39" officeooo:paragraph-rsid="00260c39"/>
    </style:style>
    <style:style style:name="P24" style:family="paragraph" style:parent-style-name="Text_20_body" style:list-style-name="L2">
      <style:text-properties fo:font-weight="normal" officeooo:rsid="00260c39" officeooo:paragraph-rsid="00260c39" style:font-weight-asian="normal" style:font-weight-complex="normal"/>
    </style:style>
    <style:style style:name="P25" style:family="paragraph" style:parent-style-name="Text_20_body" style:list-style-name="L2">
      <style:text-properties fo:font-weight="normal" officeooo:rsid="002617eb" officeooo:paragraph-rsid="002617eb" style:font-weight-asian="normal" style:font-weight-complex="normal"/>
    </style:style>
    <style:style style:name="P26" style:family="paragraph" style:parent-style-name="Text_20_body">
      <style:text-properties officeooo:paragraph-rsid="0022711e"/>
    </style:style>
    <style:style style:name="P27" style:family="paragraph" style:parent-style-name="Heading_20_2">
      <style:text-properties officeooo:paragraph-rsid="00179955"/>
    </style:style>
    <style:style style:name="P28" style:family="paragraph" style:parent-style-name="Heading_20_2">
      <style:text-properties officeooo:paragraph-rsid="0018789c"/>
    </style:style>
    <style:style style:name="P29" style:family="paragraph" style:parent-style-name="Heading_20_2">
      <style:text-properties officeooo:paragraph-rsid="001f0111"/>
    </style:style>
    <style:style style:name="P30" style:family="paragraph" style:parent-style-name="Heading_20_1">
      <style:text-properties officeooo:rsid="0022711e" officeooo:paragraph-rsid="0022711e"/>
    </style:style>
    <style:style style:name="P31" style:family="paragraph" style:parent-style-name="Heading_20_1">
      <style:text-properties officeooo:paragraph-rsid="00179955"/>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rsid="0022711e" officeooo:paragraph-rsid="0022711e"/>
    </style:style>
    <style:style style:name="P34" style:family="paragraph" style:parent-style-name="Contents_20_Heading">
      <style:paragraph-properties fo:break-before="page"/>
    </style:style>
    <style:style style:name="P35" style:family="paragraph" style:parent-style-name="Contents_20_1">
      <style:paragraph-properties>
        <style:tab-stops>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9">Ein Projekt zur Objekterkennung mittels der <text:line-break/>Pixy CMUCam5 und der STM32 Mikrokontroller-Plattform</text:p>
      <text:p text:style-name="Text_20_body"/>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utoren: <text:tab/><text:tab/>Aaron Schmocker und Timo Lang</text:p>
      <text:p text:style-name="P8">Dozent: <text:s/><text:tab/><text:tab/>G. Krucker</text:p>
      <text:p text:style-name="P8">Modul: <text:tab/><text:tab/>Softwaredesign und Softwareprojekte (BTE5052)</text:p>
      <text:p text:style-name="P8">Abgabedatum: <text:tab/>1.6.2015</text:p>
      <text:p text:style-name="P7"/>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Inhaltsverzeichnis</text:p>
          </text:index-title>
          <text:p text:style-name="P35"><text:a xlink:type="simple" xlink:href="#__RefHeading__859_1327071760" text:style-name="Index_20_Link" text:visited-style-name="Index_20_Link">1 Aufgabenstellung<text:tab/>3</text:a></text:p>
          <text:p text:style-name="P35"><text:a xlink:type="simple" xlink:href="#__RefHeading__861_1327071760" text:style-name="Index_20_Link" text:visited-style-name="Index_20_Link">2 Planung und Ziele<text:tab/>3</text:a></text:p>
          <text:p text:style-name="P35"><text:a xlink:type="simple" xlink:href="#__RefHeading__105_2078433258" text:style-name="Index_20_Link" text:visited-style-name="Index_20_Link">3 Analyse<text:tab/>4</text:a></text:p>
          <text:p text:style-name="P35"><text:a xlink:type="simple" xlink:href="#__RefHeading__107_2078433258" text:style-name="Index_20_Link" text:visited-style-name="Index_20_Link">4 Grobdesign<text:tab/>4</text:a></text:p>
          <text:p text:style-name="P36"><text:a xlink:type="simple" xlink:href="#__RefHeading__455_2078433258" text:style-name="Index_20_Link" text:visited-style-name="Index_20_Link">4.1 Applikation<text:tab/>5</text:a></text:p>
          <text:p text:style-name="P36"><text:a xlink:type="simple" xlink:href="#__RefHeading__222_20784332581" text:style-name="Index_20_Link" text:visited-style-name="Index_20_Link">4.2 System<text:tab/>5</text:a></text:p>
          <text:p text:style-name="P36"><text:a xlink:type="simple" xlink:href="#__RefHeading__224_20784332581" text:style-name="Index_20_Link" text:visited-style-name="Index_20_Link">4.3 Tft<text:tab/>6</text:a></text:p>
          <text:p text:style-name="P36"><text:a xlink:type="simple" xlink:href="#__RefHeading__226_20784332581" text:style-name="Index_20_Link" text:visited-style-name="Index_20_Link">4.4 Touch<text:tab/>6</text:a></text:p>
          <text:p text:style-name="P36"><text:a xlink:type="simple" xlink:href="#__RefHeading__228_20784332581" text:style-name="Index_20_Link" text:visited-style-name="Index_20_Link">4.5 Dateisystem<text:tab/>7</text:a></text:p>
          <text:p text:style-name="P36"><text:a xlink:type="simple" xlink:href="#__RefHeading__230_20784332581" text:style-name="Index_20_Link" text:visited-style-name="Index_20_Link">4.6 Gui<text:tab/>7</text:a></text:p>
          <text:p text:style-name="P36"><text:a xlink:type="simple" xlink:href="#__RefHeading__232_20784332581" text:style-name="Index_20_Link" text:visited-style-name="Index_20_Link">4.7 Pixy<text:tab/>8</text:a></text:p>
          <text:p text:style-name="P35"><text:a xlink:type="simple" xlink:href="#__RefHeading__214_2078433258" text:style-name="Index_20_Link" text:visited-style-name="Index_20_Link">5 Implementierung der Module<text:tab/>9</text:a></text:p>
          <text:p text:style-name="P36"><text:a xlink:type="simple" xlink:href="#__RefHeading__713_119502437" text:style-name="Index_20_Link" text:visited-style-name="Index_20_Link">5.1 Applikation<text:tab/>9</text:a></text:p>
          <text:p text:style-name="P36"><text:a xlink:type="simple" xlink:href="#__RefHeading__222_2078433258" text:style-name="Index_20_Link" text:visited-style-name="Index_20_Link">5.2 System<text:tab/>9</text:a></text:p>
          <text:p text:style-name="P36"><text:a xlink:type="simple" xlink:href="#__RefHeading__224_2078433258" text:style-name="Index_20_Link" text:visited-style-name="Index_20_Link">5.3 Tft<text:tab/>9</text:a></text:p>
          <text:p text:style-name="P36"><text:a xlink:type="simple" xlink:href="#__RefHeading__226_2078433258" text:style-name="Index_20_Link" text:visited-style-name="Index_20_Link">5.4 Touch<text:tab/>9</text:a></text:p>
          <text:p text:style-name="P36"><text:a xlink:type="simple" xlink:href="#__RefHeading__228_2078433258" text:style-name="Index_20_Link" text:visited-style-name="Index_20_Link">5.5 Dateisystem<text:tab/>9</text:a></text:p>
          <text:p text:style-name="P36"><text:a xlink:type="simple" xlink:href="#__RefHeading__230_2078433258" text:style-name="Index_20_Link" text:visited-style-name="Index_20_Link">5.6 Gui<text:tab/>9</text:a></text:p>
          <text:p text:style-name="P36"><text:a xlink:type="simple" xlink:href="#__RefHeading__232_2078433258" text:style-name="Index_20_Link" text:visited-style-name="Index_20_Link">5.7 Pixy<text:tab/>9</text:a></text:p>
          <text:p text:style-name="P35"><text:a xlink:type="simple" xlink:href="#__RefHeading__218_2078433258" text:style-name="Index_20_Link" text:visited-style-name="Index_20_Link">6 Plattform STM32F4Discovery<text:tab/>9</text:a></text:p>
          <text:p text:style-name="P36"><text:a xlink:type="simple" xlink:href="#__RefHeading__495_2078433258" text:style-name="Index_20_Link" text:visited-style-name="Index_20_Link">6.1 System<text:tab/>9</text:a></text:p>
          <text:p text:style-name="P36"><text:a xlink:type="simple" xlink:href="#__RefHeading__497_2078433258" text:style-name="Index_20_Link" text:visited-style-name="Index_20_Link">6.2 Tft<text:tab/>10</text:a></text:p>
          <text:p text:style-name="P36"><text:a xlink:type="simple" xlink:href="#__RefHeading__499_2078433258" text:style-name="Index_20_Link" text:visited-style-name="Index_20_Link">6.3 Touch<text:tab/>10</text:a></text:p>
          <text:p text:style-name="P36"><text:a xlink:type="simple" xlink:href="#__RefHeading__501_2078433258" text:style-name="Index_20_Link" text:visited-style-name="Index_20_Link">6.4 Sd-Karte<text:tab/>10</text:a></text:p>
          <text:p text:style-name="P36"><text:a xlink:type="simple" xlink:href="#__RefHeading__503_2078433258" text:style-name="Index_20_Link" text:visited-style-name="Index_20_Link">6.5 Usb &amp; Pixy<text:tab/>10</text:a></text:p>
          <text:p text:style-name="P35"><text:a xlink:type="simple" xlink:href="#__RefHeading__220_2078433258" text:style-name="Index_20_Link" text:visited-style-name="Index_20_Link">7 Plattform Emulator<text:tab/>10</text:a></text:p>
          <text:p text:style-name="P36"><text:a xlink:type="simple" xlink:href="#__RefHeading__505_2078433258" text:style-name="Index_20_Link" text:visited-style-name="Index_20_Link">7.1 System<text:tab/>10</text:a></text:p>
          <text:p text:style-name="P36"><text:a xlink:type="simple" xlink:href="#__RefHeading__507_2078433258" text:style-name="Index_20_Link" text:visited-style-name="Index_20_Link">7.2 Tft &amp; Touch<text:tab/>10</text:a></text:p>
          <text:p text:style-name="P36"><text:a xlink:type="simple" xlink:href="#__RefHeading__509_2078433258" text:style-name="Index_20_Link" text:visited-style-name="Index_20_Link">7.3 Dateisystem<text:tab/>10</text:a></text:p>
          <text:p text:style-name="P36"><text:a xlink:type="simple" xlink:href="#__RefHeading__511_2078433258" text:style-name="Index_20_Link" text:visited-style-name="Index_20_Link">7.4 Usb &amp; Pixy<text:tab/>10</text:a></text:p>
        </text:index-body>
      </text:table-of-content>
      <text:p text:style-name="Text_20_body"/>
      <text:h text:style-name="P33" text:outline-level="1"><text:bookmark-start text:name="__RefHeading__859_1327071760"/>Aufgabenstellung<text:bookmark-end text:name="__RefHeading__859_1327071760"/></text:h>
      <text:p text:style-name="P7">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okontroller-Kit stehen das STM32F4Discovery Board und das Carme-Kit (BFH) zur Verfügung. Die <text:span text:style-name="T4">erstellte Software ist in der Programmiersprache C zu schreiben und entsprechend zu kommentieren und dokumentieren.</text:span></text:p>
      <text:p text:style-name="P7">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0" text:outline-level="1"><text:bookmark-start text:name="__RefHeading__861_1327071760"/>Planung und Ziele<text:bookmark-end text:name="__RefHeading__861_1327071760"/></text:h>
      <text:p text:style-name="P11">Fokus der Arbeit:</text:p>
      <text:list xml:id="list2133804146009068169" text:style-name="L1">
        <text:list-item>
          <text:p text:style-name="P21">Planung und Durchführung eines Mikrokontroller-Projekts im Zweierteam.</text:p>
        </text:list-item>
        <text:list-item>
          <text:p text:style-name="P22">Design einer erweiterbaren Architektur, so dass das Projekt von Dritten weitergeführt und optimiert werden könnte.</text:p>
        </text:list-item>
        <text:list-item>
          <text:p text:style-name="P21">Implementierung und Dokumentation einer funktionstüchtigen Lösung gemäss Aufgabenstellung.</text:p>
        </text:list-item>
        <text:list-item>
          <text:p text:style-name="P21">Abstraktion der Anwendung, zur Ausführung auf dem PC bzw. dem STM32F4Discovery</text:p>
          <text:p text:style-name="P21"/>
        </text:list-item>
      </text:list>
      <text:p text:style-name="P12">Nicht Fokus der Arbeit:</text:p>
      <text:list xml:id="list2660805819425015808" text:style-name="L2">
        <text:list-item>
          <text:p text:style-name="P24">Korrekte und schöne Implementierung des Usb-Hosts gemäss Spezifikation für die Pixy-Kamera auf dem STM32F4Discovery.</text:p>
        </text:list-item>
        <text:list-item>
          <text:p text:style-name="P23"><text:span text:style-name="T5">Herstellen von </text:span><text:span text:style-name="T6">produktionsreifen</text:span><text:span text:style-name="T5"> Bibliotheken zur Kommunikation mit Display, SD-Karte und Pixy</text:span></text:p>
        </text:list-item>
        <text:list-item>
          <text:p text:style-name="P25">Herstellen eines komplexen Emulators, dessen Funktionalität über die Funktionalität der Anwendung auf dem STM32F4Discovery hinausgeht.</text:p>
        </text:list-item>
        <text:list-item>
          <text:p text:style-name="P24">Perfomance-Optimierungen</text:p>
        </text:list-item>
      </text:list>
      <text:p text:style-name="P10"/>
      <text:p text:style-name="P10"/>
      <text:p text:style-name="P10"><text:soft-page-break/></text:p>
      <text:p text:style-name="P13">Zeit<text:span text:style-name="T7">p</text:span>lanung:</text:p>
      <text:p text:style-name="P10"><draw:frame draw:style-name="fr5"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p text:style-name="P10"/>
      <text:h text:style-name="Heading_20_1" text:outline-level="1"><text:bookmark-start text:name="__RefHeading__105_2078433258"/>Analyse<text:bookmark-end text:name="__RefHeading__105_2078433258"/></text:h>
      <text:p text:style-name="P1"/>
      <text:p text:style-name="Text_20_body"><draw:frame draw:style-name="fr1" draw:name="Frame1" text:anchor-type="paragraph" svg:x="-0.159cm" svg:y="-0.069cm" svg:width="13.109cm" draw:z-index="0"><draw:text-box fo:min-height="3.332cm"><text:p text:style-name="Illustration"><draw:frame draw:style-name="fr3"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h text:style-name="P31" text:outline-level="1"><text:bookmark-start text:name="__RefHeading__107_2078433258"/><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2" draw:name="Frame2" text:anchor-type="paragraph" svg:width="13.665cm" draw:z-index="2"><draw:text-box fo:min-height="7.53cm"><text:p text:style-name="Illustration"><draw:frame draw:style-name="fr4" draw:name="Image2" text:anchor-type="paragraph" svg:width="13.427cm" svg:height="7.4cm" style:rel-height="scale" draw:z-index="3"><draw:image xlink:href="../sw_layers.png" xlink:type="simple" xlink:show="embed" xlink:actuate="onLoad"/></draw:frame>Illustration <text:sequence text:ref-name="refIllustration1" text:name="Illustration" text:formula="ooow:Illustration+1" style:num-format="1">2</text:sequence>: Übersicht über die Module und deren Abhängigkeiten</text:p></draw:text-box></draw:frame><text:soft-page-break/></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27"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4">Ordername: </text:p>
          </table:table-cell>
          <table:table-cell table:style-name="Table2.B1" office:value-type="string">
            <text:p text:style-name="P14">app</text:p>
          </table:table-cell>
        </table:table-row>
        <table:table-row>
          <table:table-cell table:style-name="Table2.A2" office:value-type="string">
            <text:p text:style-name="P14">Beschreibung:</text:p>
          </table:table-cell>
          <table:table-cell table:style-name="Table2.B2" office:value-type="string">
            <text:p text:style-name="P14">Das Applikations Modul beinhaltet den effektiven Code zur Steuerung aller Geräte und Interaktion mit dem Benutzer.</text:p>
          </table:table-cell>
        </table:table-row>
        <table:table-row>
          <table:table-cell table:style-name="Table2.A2" office:value-type="string">
            <text:p text:style-name="P14">Benötigte Module:</text:p>
          </table:table-cell>
          <table:table-cell table:style-name="Table2.B2" office:value-type="string">
            <text:p text:style-name="P14">System, Gui, Tft, Dateisystem, Pixy</text:p>
          </table:table-cell>
        </table:table-row>
        <table:table-row>
          <table:table-cell table:style-name="Table2.A2" office:value-type="string">
            <text:p text:style-name="P14">Benötigt von:</text:p>
          </table:table-cell>
          <table:table-cell table:style-name="Table2.B2" office:value-type="string">
            <text:p text:style-name="P14">Keinem Modul, <text:span text:style-name="T2">aber dem Gesamtsystem.</text:span></text:p>
          </table:table-cell>
        </table:table-row>
        <table:table-row>
          <table:table-cell table:style-name="Table2.A2" office:value-type="string">
            <text:p text:style-name="P14">Benötigte Low-Level Funktionen:</text:p>
          </table:table-cell>
          <table:table-cell table:style-name="Table2.B2" office:value-type="string">
            <text:p text:style-name="P14">Keine</text:p>
          </table:table-cell>
        </table:table-row>
        <table:table-row>
          <table:table-cell table:style-name="Table2.A2" office:value-type="string">
            <text:p text:style-name="P14">Bereitgestellte Funktionen:</text:p>
          </table:table-cell>
          <table:table-cell table:style-name="Table2.B2" office:value-type="string">
            <text:p text:style-name="P14">void app_init();</text:p>
            <text:p text:style-name="P14">void app_process();</text:p>
          </table:table-cell>
        </table:table-row>
      </table:table>
      <text:p text:style-name="P5"/>
      <text:h text:style-name="P27"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4">Ordername: </text:p>
          </table:table-cell>
          <table:table-cell table:style-name="Table3.B1" office:value-type="string">
            <text:p text:style-name="P14">system</text:p>
          </table:table-cell>
        </table:table-row>
        <table:table-row>
          <table:table-cell table:style-name="Table3.A2" office:value-type="string">
            <text:p text:style-name="P14">Beschreibung:</text:p>
          </table:table-cell>
          <table:table-cell table:style-name="Table3.B2" office:value-type="string">
            <text:p text:style-name="P14">Das System Modul kontrolliert die darunterliegende Hardware und bietet Sleep-Funktionen an</text:p>
          </table:table-cell>
        </table:table-row>
        <table:table-row>
          <table:table-cell table:style-name="Table3.A2" office:value-type="string">
            <text:p text:style-name="P14">Benötigte Module:</text:p>
          </table:table-cell>
          <table:table-cell table:style-name="Table3.B2" office:value-type="string">
            <text:p text:style-name="P14">keine</text:p>
          </table:table-cell>
        </table:table-row>
        <table:table-row>
          <table:table-cell table:style-name="Table3.A2" office:value-type="string">
            <text:p text:style-name="P14">Benötigt von:</text:p>
          </table:table-cell>
          <table:table-cell table:style-name="Table3.B2" office:value-type="string">
            <text:p text:style-name="P14">Applikation</text:p>
          </table:table-cell>
        </table:table-row>
        <text:soft-page-break/>
        <table:table-row>
          <table:table-cell table:style-name="Table3.A2" office:value-type="string">
            <text:p text:style-name="P14">Benötigte Low-Level Funktionen:</text:p>
          </table:table-cell>
          <table:table-cell table:style-name="Table3.B2" office:value-type="string">
            <text:p text:style-name="P14">bool ll_system_init();</text:p>
            <text:p text:style-name="P14">void ll_system_delay(uint32_t msec);</text:p>
            <text:p text:style-name="P20">void ll_system_process();</text:p>
          </table:table-cell>
        </table:table-row>
        <table:table-row>
          <table:table-cell table:style-name="Table3.A2" office:value-type="string">
            <text:p text:style-name="P14">Bereitgestellte Funktionen:</text:p>
          </table:table-cell>
          <table:table-cell table:style-name="Table3.B2" office:value-type="string">
            <text:p text:style-name="P14">bool system_init();</text:p>
            <text:p text:style-name="P14">void system_delay(uint32_t msec);</text:p>
            <text:p text:style-name="P20">void system_process();</text:p>
          </table:table-cell>
        </table:table-row>
      </table:table>
      <text:h text:style-name="P28" text:outline-level="2" text:is-list-header="true"/>
      <text:h text:style-name="P28"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4">Ordername: </text:p>
          </table:table-cell>
          <table:table-cell table:style-name="Table1.B1" office:value-type="string">
            <text:p text:style-name="P14">tft</text:p>
          </table:table-cell>
        </table:table-row>
        <table:table-row>
          <table:table-cell table:style-name="Table1.A2" office:value-type="string">
            <text:p text:style-name="P14">Beschreibung:</text:p>
          </table:table-cell>
          <table:table-cell table:style-name="Table1.B2" office:value-type="string">
            <text:p text:style-name="P14">Das Tft Modul ermöglicht das Zeichnen von Formen und Texten auf ein Display.</text:p>
          </table:table-cell>
        </table:table-row>
        <table:table-row>
          <table:table-cell table:style-name="Table1.A2" office:value-type="string">
            <text:p text:style-name="P14">Benötigte Module:</text:p>
          </table:table-cell>
          <table:table-cell table:style-name="Table1.B2" office:value-type="string">
            <text:p text:style-name="P14">keine</text:p>
          </table:table-cell>
        </table:table-row>
        <table:table-row>
          <table:table-cell table:style-name="Table1.A2" office:value-type="string">
            <text:p text:style-name="P14">Benötigt von:</text:p>
          </table:table-cell>
          <table:table-cell table:style-name="Table1.B2" office:value-type="string">
            <text:p text:style-name="P14">Gui, Applikation</text:p>
          </table:table-cell>
        </table:table-row>
        <table:table-row>
          <table:table-cell table:style-name="Table1.A2" office:value-type="string">
            <text:p text:style-name="P14">Benötigte Low-Level Funktionen:</text:p>
          </table:table-cell>
          <table:table-cell table:style-name="Table1.B2" office:value-type="string">
            <text:p text:style-name="P14">bool ll_tft_init();</text:p>
            <text:p text:style-name="P14">void ll_tft_clear(uint16_t color);</text:p>
            <text:p text:style-name="P14">void ll_tft_draw_line(uint16_t x1, uint16_t y1, uint16_t x2, uint16_t y2, uint16_t color);</text:p>
            <text:p text:style-name="P14">void ll_tft_draw_pixel(uint16_t x,uint16_t y,uint16_t color);</text:p>
            <text:p text:style-name="P14">void ll_tft_draw_rectangle(uint16_t x1,uint16_t y1,uint16_t x2,uint16_t y2, uint16_t color);</text:p>
            <text:p text:style-name="P14">void ll_tft_fill_rectangle(uint16_t x1,uint16_t y1,uint16_t x2,uint16_t y2, uint16_t color);</text:p>
            <text:p text:style-name="P14">void ll_tft_draw_bitmap_unscaled(uint16_t x, uint16_t y, uint16_t width, uint16_t height, const uint16_t *dat);</text:p>
          </table:table-cell>
        </table:table-row>
        <table:table-row>
          <table:table-cell table:style-name="Table1.A2" office:value-type="string">
            <text:p text:style-name="P14">Bereitgestellte Funktionen:</text:p>
          </table:table-cell>
          <table:table-cell table:style-name="Table1.B2" office:value-type="string">
            <text:p text:style-name="P14">bool tft_init();</text:p>
            <text:p text:style-name="P14">void tft_clear(uint16_t color);</text:p>
            <text:p text:style-name="P14">void tft_draw_line(uint16_t x1, uint16_t y1, uint16_t x2, uint16_t y2, uint16_t color);</text:p>
            <text:p text:style-name="P14">void tft_draw_pixel(uint16_t x,uint16_t y,uint16_t color);</text:p>
            <text:p text:style-name="P14">void tft_draw_rectangle(uint16_t x1,uint16_t y1,uint16_t x2,uint16_t y2, uint16_t color);</text:p>
            <text:p text:style-name="P14">void tft_fill_rectangle(uint16_t x1,uint16_t y1,uint16_t x2,uint16_t y2, uint16_t color);</text:p>
            <text:p text:style-name="P14">void tft_draw_bitmap_unscaled(uint16_t x, uint16_t y, uint16_t width, uint16_t height, const uint16_t* dat);</text:p>
          </table:table-cell>
        </table:table-row>
      </table:table>
      <text:p text:style-name="P3"/>
      <text:h text:style-name="P27"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4">Ordername: </text:p>
          </table:table-cell>
          <table:table-cell table:style-name="Table4.B1" office:value-type="string">
            <text:p text:style-name="P14">touch</text:p>
          </table:table-cell>
        </table:table-row>
        <table:table-row>
          <table:table-cell table:style-name="Table4.A2" office:value-type="string">
            <text:p text:style-name="P14">Beschreibung:</text:p>
          </table:table-cell>
          <table:table-cell table:style-name="Table4.B2" office:value-type="string">
            <text:p text:style-name="P15">Das Touch <text:span text:style-name="T3">Modul</text:span> empfängt Benutzereingaben und löst Benachrichtigungen im <text:soft-page-break/>Falle einer Interaktion aus.</text:p>
          </table:table-cell>
        </table:table-row>
        <table:table-row>
          <table:table-cell table:style-name="Table4.A2" office:value-type="string">
            <text:p text:style-name="P14">Benötigte Module:</text:p>
          </table:table-cell>
          <table:table-cell table:style-name="Table4.B2" office:value-type="string">
            <text:p text:style-name="P14">keine</text:p>
          </table:table-cell>
        </table:table-row>
        <table:table-row>
          <table:table-cell table:style-name="Table4.A2" office:value-type="string">
            <text:p text:style-name="P14">Benötigt von:</text:p>
          </table:table-cell>
          <table:table-cell table:style-name="Table4.B2" office:value-type="string">
            <text:p text:style-name="P14">Gui</text:p>
          </table:table-cell>
        </table:table-row>
        <table:table-row>
          <table:table-cell table:style-name="Table4.A2" office:value-type="string">
            <text:p text:style-name="P14">Benötigte Low-Level Funktionen:</text:p>
          </table:table-cell>
          <table:table-cell table:style-name="Table4.B2" office:value-type="string">
            <text:p text:style-name="P15">bool ll_<text:span text:style-name="T3">touch</text:span>_init();</text:p>
          </table:table-cell>
        </table:table-row>
        <table:table-row>
          <table:table-cell table:style-name="Table4.A2" office:value-type="string">
            <text:p text:style-name="P14">Bereitgestellte Funktionen:</text:p>
          </table:table-cell>
          <table:table-cell table:style-name="Table4.B2" office:value-type="string">
            <text:p text:style-name="P17">bool touch_add_raw_event(int x, int y, Event_Flags flags);</text:p>
            <text:p text:style-name="P14">bool <text:span text:style-name="T2">touch_init();</text:span></text:p>
            <text:p text:style-name="P17">bool touch_has_<text:span text:style-name="T3">e</text:span>mpty(unsigned char num);</text:p>
            <text:p text:style-name="P17">bool touch_register_area(TOUCH_AREA_STRUCT* area);</text:p>
            <text:p text:style-name="P17">bool touch_unregister_area(TOUCH_AREA_STRUCT* area);</text:p>
          </table:table-cell>
        </table:table-row>
      </table:table>
      <text:h text:style-name="P28" text:outline-level="2" text:is-list-header="true"/>
      <text:h text:style-name="P28"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4">Ordername: </text:p>
          </table:table-cell>
          <table:table-cell table:style-name="Table5.B1" office:value-type="string">
            <text:p text:style-name="P17">filesystem</text:p>
          </table:table-cell>
        </table:table-row>
        <table:table-row>
          <table:table-cell table:style-name="Table5.A2" office:value-type="string">
            <text:p text:style-name="P14">Beschreibung:</text:p>
          </table:table-cell>
          <table:table-cell table:style-name="Table5.B2" office:value-type="string">
            <text:p text:style-name="P14">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4">Benötigte Module:</text:p>
          </table:table-cell>
          <table:table-cell table:style-name="Table5.B2" office:value-type="string">
            <text:p text:style-name="P14">keine</text:p>
          </table:table-cell>
        </table:table-row>
        <table:table-row>
          <table:table-cell table:style-name="Table5.A2" office:value-type="string">
            <text:p text:style-name="P14">Benötigt von:</text:p>
          </table:table-cell>
          <table:table-cell table:style-name="Table5.B2" office:value-type="string">
            <text:p text:style-name="P14">Applikation</text:p>
          </table:table-cell>
        </table:table-row>
        <table:table-row>
          <table:table-cell table:style-name="Table5.A2" office:value-type="string">
            <text:p text:style-name="P14">Benötigte Low-Level Funktionen:</text:p>
          </table:table-cell>
          <table:table-cell table:style-name="Table5.B2" office:value-type="string">
            <text:p text:style-name="P16">bool ll_<text:span text:style-name="T3">filesystem</text:span>_init();</text:p>
            <text:p text:style-name="P16">…. <text:span text:style-name="T3">noch unklar</text:span></text:p>
          </table:table-cell>
        </table:table-row>
        <table:table-row>
          <table:table-cell table:style-name="Table5.A2" office:value-type="string">
            <text:p text:style-name="P14">Bereitgestellte Funktionen:</text:p>
          </table:table-cell>
          <table:table-cell table:style-name="Table5.B2" office:value-type="string">
            <text:p text:style-name="P14">bool <text:span text:style-name="T3">filesystem</text:span>_init();</text:p>
            <text:p text:style-name="P14">… <text:span text:style-name="T3">noch unklar</text:span></text:p>
          </table:table-cell>
        </table:table-row>
      </table:table>
      <text:h text:style-name="P28" text:outline-level="2" text:is-list-header="true"/>
      <text:h text:style-name="P28"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4">Ordername: </text:p>
          </table:table-cell>
          <table:table-cell table:style-name="Table6.B1" office:value-type="string">
            <text:p text:style-name="P17">gui</text:p>
          </table:table-cell>
        </table:table-row>
        <table:table-row>
          <table:table-cell table:style-name="Table6.A2" office:value-type="string">
            <text:p text:style-name="P14">Beschreibung:</text:p>
          </table:table-cell>
          <table:table-cell table:style-name="Table6.B2" office:value-type="string">
            <text:p text:style-name="P14">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4">Benötigte Module:</text:p>
          </table:table-cell>
          <table:table-cell table:style-name="Table6.B2" office:value-type="string">
            <text:p text:style-name="P18">Tft, Touch</text:p>
          </table:table-cell>
        </table:table-row>
        <table:table-row>
          <table:table-cell table:style-name="Table6.A2" office:value-type="string">
            <text:p text:style-name="P14">Benötigt von:</text:p>
          </table:table-cell>
          <table:table-cell table:style-name="Table6.B2" office:value-type="string">
            <text:p text:style-name="P14">Applikation</text:p>
          </table:table-cell>
        </table:table-row>
        <table:table-row>
          <table:table-cell table:style-name="Table6.A2" office:value-type="string">
            <text:p text:style-name="P14">Benötigte Low-Level Funktionen:</text:p>
          </table:table-cell>
          <table:table-cell table:style-name="Table6.B2" office:value-type="string">
            <text:p text:style-name="P18">keine</text:p>
          </table:table-cell>
        </table:table-row>
        <table:table-row>
          <table:table-cell table:style-name="Table6.A2" office:value-type="string">
            <text:p text:style-name="P14">Bereitgestellte Funktionen:</text:p>
          </table:table-cell>
          <table:table-cell table:style-name="Table6.B2" office:value-type="string">
            <text:p text:style-name="P14">bool <text:span text:style-name="T3">gui</text:span>_init();</text:p>
            <text:p text:style-name="P18">bool guiAddButton(BUTTON_STRUCT* button);</text:p>
            <text:p text:style-name="P18">void guiRemoveButton(BUTTON_STRUCT* button);</text:p>
            <text:p text:style-name="P18">void guiRedrawButton(BUTTON_STRUCT* button);</text:p>
            <text:p text:style-name="P18">bool guiAddBitmapButton(BITMAPBUTTON_STRUCT* button);</text:p>
            <text:p text:style-name="P18">void guiRemoveBitmapButton(BITMAPBUTTON_STRUCT* button);</text:p>
            <text:p text:style-name="P18"><text:soft-page-break/>void void guiRedrawBitmapButton(BITMAPBUTTON_STRUCT* button);</text:p>
            <text:p text:style-name="P18">.. und noch mehr</text:p>
          </table:table-cell>
        </table:table-row>
      </table:table>
      <text:h text:style-name="P28" text:outline-level="2" text:is-list-header="true"/>
      <text:h text:style-name="P28"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4">Ordername: </text:p>
          </table:table-cell>
          <table:table-cell table:style-name="Table7.B1" office:value-type="string">
            <text:p text:style-name="P17">pixy</text:p>
          </table:table-cell>
        </table:table-row>
        <table:table-row>
          <table:table-cell table:style-name="Table7.A2" office:value-type="string">
            <text:p text:style-name="P14">Beschreibung:</text:p>
          </table:table-cell>
          <table:table-cell table:style-name="Table7.B2" office:value-type="string">
            <text:p text:style-name="P14">Das <text:span text:style-name="T3">Pixy</text:span> Modul <text:span text:style-name="T3">bietet Funktionen zur Interaktion mit der Pixy Cam.</text:span></text:p>
          </table:table-cell>
        </table:table-row>
        <table:table-row>
          <table:table-cell table:style-name="Table7.A2" office:value-type="string">
            <text:p text:style-name="P14">Benötigte Module:</text:p>
          </table:table-cell>
          <table:table-cell table:style-name="Table7.B2" office:value-type="string">
            <text:p text:style-name="P14">keine</text:p>
          </table:table-cell>
        </table:table-row>
        <table:table-row>
          <table:table-cell table:style-name="Table7.A2" office:value-type="string">
            <text:p text:style-name="P14">Benötigt von:</text:p>
          </table:table-cell>
          <table:table-cell table:style-name="Table7.B2" office:value-type="string">
            <text:p text:style-name="P14">Applikation</text:p>
          </table:table-cell>
        </table:table-row>
        <table:table-row>
          <table:table-cell table:style-name="Table7.A2" office:value-type="string">
            <text:p text:style-name="P14">Benötigte Low-Level Funktionen:</text:p>
          </table:table-cell>
          <table:table-cell table:style-name="Table7.B2" office:value-type="string">
            <text:p text:style-name="P19">Keine ll_* funktionen. Alle bereitgestellten Funktionen werden direkt von der Plattform-Implementierung bereitgestellt.</text:p>
          </table:table-cell>
        </table:table-row>
        <table:table-row>
          <table:table-cell table:style-name="Table7.A2" office:value-type="string">
            <text:p text:style-name="P14">Bereitgestellte Funktionen:</text:p>
          </table:table-cell>
          <table:table-cell table:style-name="Table7.B2" office:value-type="string">
            <text:p text:style-name="P18">int pixy_init();</text:p>
            <text:p text:style-name="P18">int pixy_blocks_are_new();</text:p>
            <text:p text:style-name="P18">int pixy_command(const char *name, ...);</text:p>
            <text:p text:style-name="P18">void pixy_close();</text:p>
            <text:p text:style-name="P18">int pixy_led_set_RGB(uint8_t red, uint8_t green, uint8_t blue);</text:p>
            <text:p text:style-name="P18">int pixy_led_set_max_current(uint32_t current);</text:p>
            <text:p text:style-name="P18">int pixy_led_get_max_current();</text:p>
            <text:p text:style-name="P18">int pixy_cam_set_auto_white_balance(uint8_t value);</text:p>
            <text:p text:style-name="P18">int pixy_cam_get_auto_white_balance();</text:p>
            <text:p text:style-name="P18">uint32_t pixy_cam_get_white_balance_value();</text:p>
            <text:p text:style-name="P18">int pixy_cam_set_white_balance_value(uint8_t red, uint8_t green, uint8_t blue);</text:p>
            <text:p text:style-name="P18">int pixy_cam_set_auto_exposure_compensation(uint8_t enable);</text:p>
            <text:p text:style-name="P18">int pixy_cam_get_auto_exposure_compensation();</text:p>
            <text:p text:style-name="P18">int pixy_cam_set_exposure_compensation(uint8_t gain, uint16_t compensation);</text:p>
            <text:p text:style-name="P19">int pixy_cam_get_exposure_compensation(uint8_t * gain, uint16_t * compensation);</text:p>
            <text:p text:style-name="P19">int pixy_cam_set_brightness(uint8_t brightness);</text:p>
            <text:p text:style-name="P19">int pixy_cam_get_brightness();</text:p>
            <text:p text:style-name="P19">int pixy_rcs_get_position(uint8_t channel);</text:p>
            <text:p text:style-name="P19">int pixy_rcs_set_position(uint8_t channel, uint16_t position);</text:p>
            <text:p text:style-name="P19">int pixy_rcs_set_frequency(uint16_t frequency);</text:p>
            <text:p text:style-name="P19">int pixy_get_firmware_version(uint16_t * major, uint16_t * minor, uint16_t * build);</text:p>
          </table:table-cell>
        </table:table-row>
      </table:table>
      <text:p text:style-name="Text_20_body"/>
      <text:h text:style-name="P32" text:outline-level="1"><text:bookmark-start text:name="__RefHeading__214_2078433258"/>Implementierung der Module<text:bookmark-end text:name="__RefHeading__214_2078433258"/></text:h>
      <text:p text:style-name="P6"/>
      <text:p text:style-name="P6">Es müssen vorallem die Teile beschrieben werden die nicht direkt an LowLevel weitergeleitet werden</text:p>
      <text:h text:style-name="P29" text:outline-level="2"><text:bookmark-start text:name="__RefHeading__713_119502437"/>Applikation<text:bookmark-end text:name="__RefHeading__713_119502437"/></text:h>
      <text:p text:style-name="P6">Aufbau der App erklären, die einzelnen Screens &amp; Funktionalitäten erklären</text:p>
      <text:p text:style-name="P6">Unser Pixy PID regler erklären</text:p>
      <text:p text:style-name="P6">State machine?</text:p>
      <text:h text:style-name="Heading_20_2" text:outline-level="2"><text:bookmark-start text:name="__RefHeading__222_2078433258"/>System<text:bookmark-end text:name="__RefHeading__222_2078433258"/></text:h>
      <text:p text:style-name="P6">Trivial, wird alles weitergeleitet</text:p>
      <text:h text:style-name="Heading_20_2" text:outline-level="2"><text:bookmark-start text:name="__RefHeading__224_2078433258"/>Tft<text:bookmark-end text:name="__RefHeading__224_2078433258"/></text:h>
      <text:p text:style-name="P6">Vermutlich Trivial, wird bisher alles weitergeleitet</text:p>
      <text:h text:style-name="Heading_20_2" text:outline-level="2"><text:bookmark-start text:name="__RefHeading__226_2078433258"/>Touch<text:bookmark-end text:name="__RefHeading__226_2078433258"/></text:h>
      <text:p text:style-name="P6">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6">Vermutlich Trivial, wird alles weitergeleitet</text:p>
      <text:h text:style-name="Heading_20_2" text:outline-level="2"><text:bookmark-start text:name="__RefHeading__230_2078433258"/>Gui<text:bookmark-end text:name="__RefHeading__230_2078433258"/></text:h>
      <text:p text:style-name="P6">Gui library vorstellen. Quellen angeben (timo bms)</text:p>
      <text:h text:style-name="Heading_20_2" text:outline-level="2"><text:bookmark-start text:name="__RefHeading__232_2078433258"/>Pixy<text:bookmark-end text:name="__RefHeading__232_2078433258"/></text:h>
      <text:p text:style-name="P6">Mehr oder weniger trival. Implementierung ist komplett plattformabh.</text:p>
      <text:p text:style-name="P6">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6">Stm beschreiben. Initialisierungs prozedere (sysclock, systick)</text:p>
      <text:h text:style-name="Heading_20_2" text:outline-level="2"><text:bookmark-start text:name="__RefHeading__497_2078433258"/><text:soft-page-break/>Tft<text:bookmark-end text:name="__RefHeading__497_2078433258"/></text:h>
      <text:p text:style-name="P6">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6">SPI erklären, Controller ansteuerung beschreiben. Quellen angeben (timo bms)</text:p>
      <text:h text:style-name="Heading_20_2" text:outline-level="2"><text:bookmark-start text:name="__RefHeading__501_2078433258"/>Sd-Karte<text:bookmark-end text:name="__RefHeading__501_2078433258"/></text:h>
      <text:p text:style-name="P6">SPI erklären, Controller ansteuerung beschreiben. Quellen angeben (fatfs)</text:p>
      <text:h text:style-name="Heading_20_2" text:outline-level="2"><text:bookmark-start text:name="__RefHeading__503_2078433258"/>Usb &amp; Pixy<text:bookmark-end text:name="__RefHeading__503_2078433258"/></text:h>
      <text:p text:style-name="P6">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6">Emulator &amp; qt beschreiben</text:p>
      <text:h text:style-name="Heading_20_2" text:outline-level="2"><text:bookmark-start text:name="__RefHeading__507_2078433258"/>Tft &amp; Touch<text:bookmark-end text:name="__RefHeading__507_2078433258"/></text:h>
      <text:p text:style-name="P6">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6">Auf libusb verweisen und Pixy “Link”-Implementierung beschrei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4-26T17:56:23.157332199</dc:date>
    <meta:editing-duration>PT43M46S</meta:editing-duration>
    <meta:editing-cycles>11</meta:editing-cycles>
    <meta:generator>LibreOffice/4.3.6.2$Linux_X86_64 LibreOffice_project/430m0$Build-2</meta:generator>
    <meta:document-statistic meta:table-count="7" meta:image-count="2" meta:object-count="1" meta:page-count="10" meta:paragraph-count="238" meta:word-count="1146" meta:character-count="9327" meta:non-whitespace-character-count="84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1.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26">00/00/0000</text:date>, <text:time style:data-style-name="N2" text:time-value="17:55:05.132481533">00:00:00</text:time></text:p>
        </style:region-right>
      </style:header>
      <style:header-left style:display="false"/>
      <style:footer>
        <text:p>Page <text:page-number>1</text:page-number> / <text:page-count>99</text:page-count></text:p>
      </style:footer>
      <style:footer-left style:display="false"/>
    </style:master-page>
  </office:master-styles>
</office:document-styles>
</file>